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ContentGeneratorTests.varyHeader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ContentGeneratorTests.varyHeaderWithExistingComma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ContentGeneratorTests.getAllowHeaderWithSupportedMethodsSetter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ContentGeneratorTests.vary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ContentGeneratorTests.varyHeaderWithExistingWil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WebContentGenerator.TestWebContentGenerator( String ... supported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ContentGenerator.TestWebContentGenerator( boolean restrictDefaultSupported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entGeneratorTests.getAllowHeaderWithSupportedMethodsS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ContentGeneratorTests.getAllowHeaderWithConstructor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WebContentGenerator.TestWebContent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ContentGeneratorTests.varyHeaderWithExistingCommaSeparated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ContentGeneratorTests.getAllowHeaderWithConstructor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ContentGeneratorTests.getAllowHeaderWithSupportedMethods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ContentGeneratorTests.testVaryHeader( String [ ] configuredValues , String [ ] responseValues , String [ ] exp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